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f900" officeooo:paragraph-rsid="000cf900"/>
    </style:style>
    <style:style style:name="P2" style:family="paragraph" style:parent-style-name="Standard">
      <style:text-properties officeooo:rsid="000cf900" officeooo:paragraph-rsid="000cffc8"/>
    </style:style>
    <style:style style:name="P3" style:family="paragraph" style:parent-style-name="Standard">
      <style:text-properties fo:font-weight="bold" officeooo:rsid="000cf900" officeooo:paragraph-rsid="000cf900" style:font-weight-asian="bold" style:font-weight-complex="bold"/>
    </style:style>
    <style:style style:name="P4" style:family="paragraph" style:parent-style-name="Standard">
      <style:text-properties officeooo:rsid="000cffc8" officeooo:paragraph-rsid="000cffc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ffc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ffc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élections :</text:p>
      <text:p text:style-name="P1"/>
      <text:p text:style-name="P1">- EM 2020 1<text:span text:style-name="T1">er</text:span> tour : élections municipales 2020 1<text:span text:style-name="T1">er</text:span> tour</text:p>
      <text:p text:style-name="P1">- EM 2020 2ème <text:s/>tour : élections municipales 2020 2ème tour</text:p>
      <text:p text:style-name="P1">- EP 2022 : élection présidentielle 2022</text:p>
      <text:p text:style-name="P1">- EL 2022 1<text:span text:style-name="T1">er</text:span> tour : élections législatives 2022 1<text:span text:style-name="T1">er</text:span> tour</text:p>
      <text:p text:style-name="P1">- EL 2022 2ème tour : élections législatives 2022 2ème tour</text:p>
      <text:p text:style-name="P1">- EE 2024 : élections européennes 2024</text:p>
      <text:p text:style-name="P1">- EL 2024 1<text:span text:style-name="T1">er</text:span> tour : élections législatives 2024 1<text:span text:style-name="T1">er</text:span> tour</text:p>
      <text:p text:style-name="P1">- EL 2024 2ème tour : élections législatives 2024 2ème tour</text:p>
      <text:p text:style-name="P1"/>
      <text:p text:style-name="P2">Pour chaque entité (bureau de vote, quartier, quartier mairie), <text:span text:style-name="T4">faire apparaître l’évolution de la particpation, le rapport de force entre <text:s/></text:span><text:span text:style-name="T5">Extrême droite/Droite/Gauche/Extrême Gauche/Divers </text:span><text:span text:style-name="T6">et la mobilisation des électeurs au 2ème tour</text:span></text:p>
      <text:p text:style-name="P1"/>
      <text:p text:style-name="P1"/>
      <text:p text:style-name="P1"><text:span text:style-name="T3">Participation ⇒ </text:span>prendre en compte toutes les élections</text:p>
      <text:p text:style-name="P1"/>
      <text:p text:style-name="P1"><text:span text:style-name="T3">Rapport de force Extrême droite/Droite/Gauche/Extrême Gauche/Divers</text:span> ⇒ <text:s/>prendre en compte les élections suivantes :</text:p>
      <text:p text:style-name="P1">- EM 2020 1<text:span text:style-name="T1">er</text:span> tour : élections municipales 2020 1<text:span text:style-name="T1">er</text:span> tour</text:p>
      <text:p text:style-name="P1">- EP 2022 : élection présidentielle 2022</text:p>
      <text:p text:style-name="P1">- EL 2022 1<text:span text:style-name="T1">er</text:span> tour : élections législatives 2022 1<text:span text:style-name="T1">er</text:span> tour</text:p>
      <text:p text:style-name="P1">- EE 2024 : élections européennes 2024</text:p>
      <text:p text:style-name="P1">- EL 2024 1<text:span text:style-name="T1">er</text:span> tour : élections législatives 2024 1<text:span text:style-name="T1">er</text:span> tour</text:p>
      <text:p text:style-name="P1"/>
      <text:p text:style-name="P3"><text:span text:style-name="T4">Mobilisation</text:span> 2ème tour</text:p>
      <text:p text:style-name="P1"/>
      <text:p text:style-name="P1">- EM 2020 2ème <text:s/>tour : élections municipales 2020 2ème tour</text:p>
      <text:p text:style-name="P1">- EL 2022 2ème tour : élections législatives 2022 2ème tour</text:p>
      <text:p text:style-name="P1">- EL 2024 2ème tour : élections législatives 2024 2ème tour</text:p>
      <text:p text:style-name="P1"/>
      <text:p text:style-name="P1">Pour chaque entité (bureau de vote, quartier, quartier mairie), <text:span text:style-name="T4">établir la comparaison entre la mobilisation globale sur Toulouse et la mobilisation propre à l’entité pour la gauche et la droite</text:span></text:p>
      <text:p text:style-name="P1"/>
      <text:p text:style-name="P4">Mobilisation : % de voix gagnées ou perdues par rapport au 1<text:span text:style-name="T1">er</text:span> tour</text:p>
      <text:p text:style-name="P4"/>
      <text:p text:style-name="P4">Ex : Municipales 2020</text:p>
      <text:p text:style-name="P4">1<text:span text:style-name="T1">er</text:span> tour</text:p>
      <text:p text:style-name="P4">Droite : 34 534</text:p>
      <text:p text:style-name="P4">Gauche : 45 688</text:p>
      <text:p text:style-name="P4"/>
      <text:p text:style-name="P4">2ème tour :</text:p>
      <text:p text:style-name="P4">Droite : 55 826<text:tab/><text:tab/><text:tab/>Mobilisation : (55 826 – 34 534)/34 534 = + 61,7 %</text:p>
      <text:p text:style-name="P4">Gauche : 51 564<text:tab/><text:tab/><text:tab/>Mobilisation : (51 564 – 45 688)/45 688 = + 12,9 %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1:04:19.288000000</meta:creation-date>
    <dc:date>2024-12-01T11:28:36.193000000</dc:date>
    <meta:editing-duration>PT10M1S</meta:editing-duration>
    <meta:editing-cycles>1</meta:editing-cycles>
    <meta:document-statistic meta:table-count="0" meta:image-count="0" meta:object-count="0" meta:page-count="1" meta:paragraph-count="30" meta:word-count="309" meta:character-count="1758" meta:non-whitespace-character-count="1469"/>
    <meta:generator>LibreOffice/24.2.5.2$Windows_x86 LibreOffice_project/bffef4ea93e59bebbeaf7f431bb02b1a39ee8a59</meta:generator>
  </office:meta>
</office:document-meta>
</file>